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language="en" fo:country="GB"/>
    </style:style>
    <style:style style:name="ce2" style:family="table-cell" style:parent-style-name="Default">
      <style:table-cell-properties fo:border-bottom="none" fo:background-color="#ccccff" style:text-align-source="fix" style:repeat-content="false" fo:border-left="0.51pt solid #000080" fo:border-right="none" style:shadow="#808080 1.76mm 1.76mm" fo:border-top="0.51pt solid #000080"/>
      <style:paragraph-properties fo:text-align="end" fo:margin-left="0mm"/>
      <style:text-properties fo:language="en" fo:country="GB" fo:font-weight="bold"/>
    </style:style>
    <style:style style:name="ce3" style:family="table-cell" style:parent-style-name="Default">
      <style:table-cell-properties fo:border-bottom="0.51pt solid #000080" fo:background-color="#ccccff" style:text-align-source="fix" style:repeat-content="false" fo:border-left="0.51pt solid #000080" fo:border-right="none" style:shadow="#808080 1.76mm 1.76mm" fo:border-top="none"/>
      <style:paragraph-properties fo:text-align="end" fo:margin-left="0mm"/>
      <style:text-properties fo:language="en" fo:country="GB" fo:font-weight="bold"/>
    </style:style>
    <style:style style:name="ce4" style:family="table-cell" style:parent-style-name="Default">
      <style:table-cell-properties fo:border-bottom="none" fo:background-color="#e6e6ff" style:text-align-source="fix" style:repeat-content="false" fo:border-left="0.06pt solid #4c4c4c" fo:border-right="0.06pt solid #4c4c4c" fo:border-top="0.99pt solid #000080"/>
      <style:paragraph-properties fo:text-align="center" fo:margin-left="0mm"/>
      <style:text-properties fo:language="en" fo:country="GB" fo:font-weight="bold"/>
    </style:style>
    <style:style style:name="ce67" style:family="table-cell" style:parent-style-name="Default">
      <style:table-cell-properties fo:border-bottom="0.06pt solid #000080" fo:background-color="#e6e6ff" style:text-align-source="fix" style:repeat-content="false" fo:border-left="0.06pt solid #4c4c4c" fo:border-right="none" fo:border-top="none"/>
      <style:paragraph-properties fo:text-align="center" fo:margin-left="0mm"/>
      <style:text-properties fo:language="en" fo:country="GB"/>
    </style:style>
    <style:style style:name="ce6" style:family="table-cell" style:parent-style-name="Default" style:data-style-name="N109">
      <style:table-cell-properties fo:border-bottom="none" fo:border-left="0.06pt solid #4c4c4c" fo:border-right="none" fo:border-top="none"/>
      <style:text-properties fo:language="en" fo:country="GB"/>
    </style:style>
    <style:style style:name="ce7" style:family="table-cell" style:parent-style-name="Default">
      <style:table-cell-properties fo:border-bottom="none" fo:background-color="#ffff99" style:text-align-source="fix" style:repeat-content="false" fo:border-left="none" fo:border-right="none" style:shadow="#808080 1.76mm 1.76mm" fo:border-top="0.51pt solid #000080"/>
      <style:paragraph-properties fo:text-align="start" fo:margin-left="2.12mm"/>
      <style:text-properties fo:language="en" fo:country="GB"/>
    </style:style>
    <style:style style:name="ce8" style:family="table-cell" style:parent-style-name="Default">
      <style:table-cell-properties fo:border-bottom="0.51pt solid #000080" fo:background-color="#ffff99" style:text-align-source="fix" style:repeat-content="false" fo:border-left="none" fo:border-right="none" style:shadow="#808080 1.76mm 1.76mm" fo:border-top="none"/>
      <style:paragraph-properties fo:text-align="start" fo:margin-left="2.12mm"/>
      <style:text-properties fo:language="en" fo:country="GB"/>
    </style:style>
    <style:style style:name="ce9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1.76mm 1.76mm" fo:border-top="0.51pt solid #000080"/>
      <style:paragraph-properties fo:text-align="start" fo:margin-left="2.12mm"/>
      <style:text-properties fo:language="en" fo:country="GB" fo:font-style="italic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1.76mm 1.76mm" fo:border-top="none"/>
      <style:paragraph-properties fo:text-align="start" fo:margin-left="2.12mm"/>
      <style:text-properties fo:language="en" fo:country="GB" fo:font-style="italic"/>
    </style:style>
    <style:style style:name="ce11" style:family="table-cell" style:parent-style-name="Default" style:data-style-name="N2">
      <style:table-cell-properties fo:border-bottom="none" fo:background-color="#e6e6ff" fo:border-left="0.51pt solid #000080" fo:border-right="none" style:shadow="#808080 1.76mm 1.76mm" fo:border-top="0.06pt solid #9999cc"/>
      <style:text-properties style:use-window-font-color="true" fo:language="en" fo:country="GB"/>
    </style:style>
    <style:style style:name="ce12" style:family="table-cell" style:parent-style-name="Default" style:data-style-name="N2">
      <style:table-cell-properties fo:border-bottom="0.51pt solid #000080" fo:background-color="#e6e6ff" fo:border-left="0.51pt solid #000080" fo:border-right="none" style:shadow="#808080 1.76mm 1.76mm" fo:border-top="none"/>
      <style:text-properties style:use-window-font-color="true" fo:language="en" fo:country="GB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0.06pt solid #4c4c4c" fo:border-top="0.99pt solid #000080"/>
      <style:paragraph-properties fo:text-align="center" fo:margin-left="0mm"/>
      <style:text-properties fo:language="en" fo:country="GB"/>
    </style:style>
    <style:style style:name="ce77" style:family="table-cell" style:parent-style-name="Default">
      <style:table-cell-properties fo:border-bottom="0.06pt solid #000080" fo:background-color="#e6e6ff" style:text-align-source="fix" style:repeat-content="false" fo:border-left="none" fo:border-right="0.06pt solid #4c4c4c" fo:border-top="none"/>
      <style:paragraph-properties fo:text-align="center" fo:margin-left="0mm"/>
      <style:text-properties fo:language="en" fo:country="GB"/>
    </style:style>
    <style:style style:name="ce15" style:family="table-cell" style:parent-style-name="Default" style:data-style-name="N109">
      <style:table-cell-properties fo:border-bottom="none" fo:border-left="none" fo:border-right="0.06pt solid #4c4c4c" fo:border-top="none"/>
      <style:text-properties fo:language="en" fo:country="GB"/>
    </style:style>
    <style:style style:name="ce47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1.76mm 1.76mm" fo:border-top="0.51pt solid #000080"/>
      <style:paragraph-properties fo:text-align="start" fo:margin-left="2.12mm"/>
      <style:text-properties fo:language="en" fo:country="GB"/>
    </style:style>
    <style:style style:name="ce48" style:family="table-cell" style:parent-style-name="Default">
      <style:table-cell-properties fo:border-bottom="0.51pt solid #000080" fo:background-color="#e6e6ff" style:text-align-source="fix" style:repeat-content="false" fo:border-left="none" fo:border-right="0.51pt solid #000080" style:shadow="#808080 1.76mm 1.76mm" fo:border-top="none"/>
      <style:paragraph-properties fo:text-align="start" fo:margin-left="2.12mm"/>
      <style:text-properties fo:language="en" fo:country="GB"/>
    </style:style>
    <style:style style:name="ce18" style:family="table-cell" style:parent-style-name="Default">
      <style:table-cell-properties fo:border-bottom="none" fo:background-color="#e6e6ff" fo:border-left="none" fo:border-right="none" style:shadow="#808080 1.76mm 1.76mm" fo:border-top="0.06pt solid #000080"/>
      <style:text-properties fo:language="en" fo:country="GB" fo:font-style="italic"/>
    </style:style>
    <style:style style:name="ce19" style:family="table-cell" style:parent-style-name="Default" style:data-style-name="N2">
      <style:table-cell-properties fo:border-bottom="none" fo:background-color="#e6e6ff" fo:border-left="none" fo:border-right="0.06pt solid #9999cc" style:shadow="#808080 1.76mm 1.76mm" fo:border-top="0.06pt solid #9999cc"/>
      <style:text-properties style:use-window-font-color="true" fo:language="en" fo:country="GB"/>
    </style:style>
    <style:style style:name="ce20" style:family="table-cell" style:parent-style-name="Default" style:data-style-name="N2">
      <style:table-cell-properties fo:border-bottom="0.51pt solid #000080" fo:background-color="#e6e6ff" fo:border-left="none" fo:border-right="0.06pt solid #9999cc" style:shadow="#808080 1.76mm 1.76mm" fo:border-top="none"/>
      <style:text-properties style:use-window-font-color="true" fo:language="en" fo:country="GB"/>
    </style:style>
    <style:style style:name="ce21" style:family="table-cell" style:parent-style-name="Default">
      <style:table-cell-properties fo:border-bottom="none" fo:background-color="#e6e6ff" style:text-align-source="fix" style:repeat-content="false" fo:border-left="none" fo:border-right="none" fo:border-top="0.99pt solid #000080"/>
      <style:paragraph-properties fo:text-align="center" fo:margin-left="0mm"/>
      <style:text-properties fo:language="en" fo:country="GB" fo:font-weight="bold"/>
    </style:style>
    <style:style style:name="ce85" style:family="table-cell" style:parent-style-name="Default">
      <style:table-cell-properties fo:border-bottom="0.06pt solid #000080" fo:background-color="#e6e6ff" style:text-align-source="fix" style:repeat-content="false" fo:border-left="none" fo:border-right="none" fo:border-top="none"/>
      <style:paragraph-properties fo:text-align="center" fo:margin-left="0mm"/>
      <style:text-properties fo:language="en" fo:country="GB"/>
    </style:style>
    <style:style style:name="ce86" style:family="table-cell" style:parent-style-name="Default" style:data-style-name="N4">
      <style:text-properties fo:language="en" fo:country="GB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80" fo:background-color="#e6e6ff" style:text-align-source="fix" style:repeat-content="false" fo:border-left="none" fo:border-right="none" fo:border-top="0.99pt solid #000080"/>
      <style:paragraph-properties fo:text-align="center" fo:margin-left="0mm"/>
      <style:text-properties fo:language="en" fo:country="GB" fo:font-weight="bold"/>
    </style:style>
    <style:style style:name="ce57" style:family="table-cell" style:parent-style-name="Default" style:data-style-name="N2">
      <style:text-properties fo:language="en" fo:country="GB"/>
    </style:style>
    <style:style style:name="ce88" style:family="table-cell" style:parent-style-name="Default">
      <style:table-cell-properties fo:border-bottom="none" fo:background-color="#e6e6ff" fo:border-left="none" fo:border-right="none" fo:border-top="0.99pt solid #000080"/>
      <style:text-properties fo:language="en" fo:country="GB"/>
    </style:style>
    <style:style style:name="ce63" style:family="table-cell" style:parent-style-name="Default">
      <style:text-properties fo:language="en" fo:country="GB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6e6ff" style:text-align-source="fix" style:repeat-content="false" fo:border-left="none" fo:border-right="0.99pt solid #000080" fo:border-top="0.99pt solid #000080" style:vertical-align="middle"/>
      <style:paragraph-properties fo:text-align="center" fo:margin-left="0mm"/>
      <style:text-properties fo:language="en" fo:country="GB" fo:font-weight="bold"/>
    </style:style>
    <style:style style:name="ce27" style:family="table-cell" style:parent-style-name="Default">
      <style:table-cell-properties fo:border-bottom="0.06pt solid #000080" fo:background-color="#e6e6ff" style:text-align-source="fix" style:repeat-content="false" fo:border-left="none" fo:border-right="none" fo:border-top="none"/>
      <style:paragraph-properties fo:text-align="center" fo:margin-left="0mm"/>
      <style:text-properties fo:language="en" fo:country="GB" fo:font-weight="normal"/>
    </style:style>
    <style:style style:name="ce64" style:family="table-cell" style:parent-style-name="Default">
      <style:table-cell-properties fo:border-bottom="0.06pt solid #808080" fo:background-color="#ffff99" style:text-align-source="fix" style:repeat-content="false" fo:border-left="none" fo:border-right="none" style:shadow="none" fo:border-top="0.06pt solid #000080" style:vertical-align="middle"/>
      <style:paragraph-properties fo:text-align="start" fo:margin-left="2.12mm"/>
      <style:text-properties fo:language="en" fo:country="GB"/>
    </style:style>
    <style:style style:name="ce28" style:family="table-cell" style:parent-style-name="Default">
      <style:table-cell-properties fo:background-color="#ffff99" style:text-align-source="fix" style:repeat-content="false" fo:wrap-option="wrap"/>
      <style:paragraph-properties fo:text-align="start" fo:margin-left="3.18mm"/>
      <style:text-properties style:use-window-font-color="true" style:text-outline="false" style:text-line-through-style="none" style:text-line-through-typ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order-bottom="0.06pt solid #333333" fo:background-color="#e6e6ff" style:text-align-source="fix" style:repeat-content="false" fo:border-left="none" fo:border-right="0.06pt solid #333333" fo:border-top="none"/>
      <style:paragraph-properties fo:text-align="center" fo:margin-left="0mm"/>
      <style:text-properties fo:language="en" fo:country="GB" fo:font-weight="normal"/>
    </style:style>
    <style:style style:name="ce68" style:family="table-cell" style:parent-style-name="Default">
      <style:table-cell-properties fo:border-bottom="0.06pt solid #808080" fo:background-color="#e6e6ff" style:text-align-source="fix" style:repeat-content="false" fo:border-left="none" fo:border-right="0.06pt solid #000080" style:shadow="none" fo:border-top="0.06pt solid #000080" style:vertical-align="middle"/>
      <style:paragraph-properties fo:text-align="start" fo:margin-left="2.12mm"/>
      <style:text-properties fo:language="en" fo:country="GB"/>
    </style:style>
    <style:style style:name="ce31" style:family="table-cell" style:parent-style-name="Default">
      <style:table-cell-properties fo:border-bottom="none" style:text-align-source="fix" style:repeat-content="false" fo:border-left="0.06pt solid #333333" fo:border-right="0.06pt solid #333333" fo:border-top="none"/>
      <style:paragraph-properties fo:text-align="start" fo:margin-left="3.53mm"/>
      <style:text-properties fo:language="en" fo:country="GB"/>
    </style:style>
    <style:style style:name="ce33" style:family="table-cell" style:parent-style-name="Default">
      <style:table-cell-properties fo:border-bottom="0.06pt solid #000080" fo:background-color="#e6e6ff" fo:border-left="none" fo:border-right="none" fo:border-top="none"/>
      <style:text-properties fo:language="en" fo:country="GB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3.53mm"/>
      <style:text-properties fo:language="en" fo:country="GB"/>
    </style:style>
    <style:style style:name="ce72" style:family="table-cell" style:parent-style-name="Default">
      <style:table-cell-properties fo:border-bottom="0.06pt solid #808080" fo:border-left="none" fo:border-right="none" fo:border-top="none"/>
      <style:text-properties fo:language="en" fo:country="GB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333333" fo:border-top="none"/>
      <style:paragraph-properties fo:text-align="start" fo:margin-left="3.53mm"/>
      <style:text-properties fo:language="en" fo:country="GB"/>
    </style:style>
    <style:style style:name="ce36" style:family="table-cell" style:parent-style-name="Default">
      <style:table-cell-properties fo:border-bottom="none" fo:background-color="#e6e6ff" style:text-align-source="fix" style:repeat-content="false" fo:border-left="0.06pt solid #4c4c4c" fo:border-right="0.06pt solid #4c4c4c" fo:border-top="0.99pt solid #000080" style:vertical-align="middle"/>
      <style:paragraph-properties fo:text-align="center" fo:margin-left="0mm"/>
      <style:text-properties fo:language="en" fo:country="GB" fo:font-weight="bold"/>
    </style:style>
    <style:style style:name="ce75" style:family="table-cell" style:parent-style-name="Default" style:data-style-name="N109">
      <style:table-cell-properties fo:border-bottom="0.06pt solid #808080" fo:border-left="0.06pt solid #333333" fo:border-right="none" fo:border-top="none"/>
      <style:text-properties fo:language="en" fo:country="GB"/>
    </style:style>
    <style:style style:name="ce38" style:family="table-cell" style:parent-style-name="Default">
      <style:table-cell-properties fo:border-bottom="none" fo:background-color="#e6e6ff" style:text-align-source="fix" style:repeat-content="false" fo:border-left="none" fo:border-right="none" fo:border-top="0.99pt solid #000080" style:vertical-align="middle"/>
      <style:paragraph-properties fo:text-align="center" fo:margin-left="0mm"/>
      <style:text-properties fo:language="en" fo:country="GB" fo:font-weight="bold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none" fo:border-right="0.06pt solid #4c4c4c" fo:border-top="0.99pt solid #000080" style:vertical-align="middle"/>
      <style:paragraph-properties fo:text-align="center" fo:margin-left="0mm"/>
      <style:text-properties fo:language="en" fo:country="GB"/>
    </style:style>
    <style:style style:name="ce79" style:family="table-cell" style:parent-style-name="Default" style:data-style-name="N109">
      <style:table-cell-properties fo:border-bottom="0.06pt solid #808080" fo:border-left="none" fo:border-right="0.06pt solid #333333" fo:border-top="none"/>
      <style:text-properties fo:language="en" fo:country="GB"/>
    </style:style>
  </office:automatic-styles>
  <office:body>
    <office:spreadsheet>
      <table:table table:name="Transform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252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Source CRS:</text:p>
          </table:table-cell>
          <table:table-cell table:style-name="ce7" office:value-type="string" calcext:value-type="string">
            <text:p>EPSG:4326</text:p>
          </table:table-cell>
          <table:table-cell table:style-name="ce47" table:formula="of:=ORG.APACHE.SIS.OPENOFFICE.REFERENCING.GETNAME([.B2])" office:value-type="string" office:string-value="WGS 84" calcext:value-type="string" table:number-columns-spanned="2" table:number-rows-spanned="1">
            <text:p>WGS 84</text:p>
          </table:table-cell>
          <table:covered-table-cell table:style-name="ce47"/>
          <table:table-cell table:number-columns-repeated="252"/>
        </table:table-row>
        <table:table-row table:style-name="ro1">
          <table:table-cell table:style-name="ce3" office:value-type="string" calcext:value-type="string">
            <text:p>Target CRS:</text:p>
          </table:table-cell>
          <table:table-cell table:style-name="ce8" office:value-type="string" calcext:value-type="string">
            <text:p>EPSG:3163</text:p>
          </table:table-cell>
          <table:table-cell table:style-name="ce48" table:formula="of:=ORG.APACHE.SIS.OPENOFFICE.REFERENCING.GETNAME([.B3])" office:value-type="string" office:string-value="RGNC91-93 / Lambert New Caledonia" calcext:value-type="string" table:number-columns-spanned="2" table:number-rows-spanned="1">
            <text:p>RGNC91-93 / Lambert New Caledonia</text:p>
          </table:table-cell>
          <table:covered-table-cell table:style-name="ce48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Scope:</text:p>
          </table:table-cell>
          <table:table-cell table:style-name="ce9" table:formula="of:=ORG.APACHE.SIS.OPENOFFICE.REFERENCING.GETSCOPE([.B3])" office:value-type="string" office:string-value="Large and medium scale topographic mapping and engineering survey." calcext:value-type="string" table:number-columns-spanned="4" table:number-rows-spanned="1">
            <text:p>Large and medium scale topographic mapping and engineering survey.</text:p>
          </table:table-cell>
          <table:covered-table-cell table:number-columns-repeated="3" table:style-name="ce18"/>
          <table:table-cell table:number-columns-repeated="251"/>
        </table:table-row>
        <table:table-row table:style-name="ro1">
          <table:table-cell table:style-name="ce3" office:value-type="string" calcext:value-type="string">
            <text:p>Valid area:</text:p>
          </table:table-cell>
          <table:table-cell table:style-name="ce10" table:formula="of:=ORG.APACHE.SIS.OPENOFFICE.REFERENCING.GETDOMAINOFVALIDITY([.B3])" office:value-type="string" office:string-value="New Caledonia - Belep, Grande Terre, Ile des Pins, Loyalty Islands (Lifou, Mare, Ouvea)." calcext:value-type="string" table:number-columns-spanned="4" table:number-rows-spanned="1">
            <text:p>New Caledonia - Belep, Grande Terre, Ile des Pins, Loyalty Islands (Lifou, Mare, Ouvea).</text:p>
          </table:table-cell>
          <table:covered-table-cell table:number-columns-repeated="3"/>
          <table:table-cell table:number-columns-repeated="251"/>
        </table:table-row>
        <table:table-row table:style-name="ro1">
          <table:table-cell/>
          <table:table-cell table:style-name="ce11" table:number-matrix-columns-spanned="2" table:number-matrix-rows-spanned="2" table:formula="of:=ORG.APACHE.SIS.OPENOFFICE.REFERENCING.GETGEOGRAPHICAREA([.B3])" office:value-type="float" office:value="-19.5" calcext:value-type="float">
            <text:p>-19,50</text:p>
          </table:table-cell>
          <table:table-cell table:style-name="ce19" office:value-type="float" office:value="163.54" calcext:value-type="float">
            <text:p>163,54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float" office:value="-22.73" calcext:value-type="float">
            <text:p>-22,73</text:p>
          </table:table-cell>
          <table:table-cell table:style-name="ce20" office:value-type="float" office:value="168.19" calcext:value-type="float">
            <text:p>168,19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 calcext:value-type="string" table:number-columns-spanned="2" table:number-rows-spanned="1">
            <text:p>Source coordinates</text:p>
          </table:table-cell>
          <table:covered-table-cell table:style-name="ce13"/>
          <table:table-cell table:style-name="ce21" office:value-type="string" calcext:value-type="string" table:number-columns-spanned="2" table:number-rows-spanned="1">
            <text:p>Target coordinates</text:p>
          </table:table-cell>
          <table:covered-table-cell table:style-name="ce88"/>
          <table:table-cell table:number-columns-repeated="252"/>
        </table:table-row>
        <table:table-row table:style-name="ro1">
          <table:table-cell table:style-name="ce67" table:formula="of:=ORG.APACHE.SIS.OPENOFFICE.REFERENCING.GETAXIS([.$B$2];1)" office:value-type="string" office:string-value="Latitude (°)" calcext:value-type="string">
            <text:p>Latitude (°)</text:p>
          </table:table-cell>
          <table:table-cell table:style-name="ce77" table:formula="of:=ORG.APACHE.SIS.OPENOFFICE.REFERENCING.GETAXIS([.$B$2];2)" office:value-type="string" office:string-value="Longitude (°)" calcext:value-type="string">
            <text:p>Longitude (°)</text:p>
          </table:table-cell>
          <table:table-cell table:style-name="ce85" table:formula="of:=ORG.APACHE.SIS.OPENOFFICE.REFERENCING.GETAXIS([.$B$3];1)" office:value-type="string" office:string-value="Easting (m)" calcext:value-type="string">
            <text:p>Easting (m)</text:p>
          </table:table-cell>
          <table:table-cell table:style-name="ce85" table:formula="of:=ORG.APACHE.SIS.OPENOFFICE.REFERENCING.GETAXIS([.$B$3];2)" office:value-type="string" office:string-value="Northing (m)" calcext:value-type="string">
            <text:p>Northing (m)</text:p>
          </table:table-cell>
          <table:table-cell table:number-columns-repeated="252"/>
        </table:table-row>
        <table:table-row table:style-name="ro1">
          <table:table-cell table:style-name="ce6" table:formula="of:=-(21+35.143/60)" office:value-type="float" office:value="-21.5857166666667" calcext:value-type="float">
            <text:p>-21,585717</text:p>
          </table:table-cell>
          <table:table-cell table:style-name="ce15" table:formula="of:=168+6.385/60" office:value-type="float" office:value="168.106416666667" calcext:value-type="float">
            <text:p>168,106417</text:p>
          </table:table-cell>
          <table:table-cell table:style-name="ce86" table:number-matrix-columns-spanned="2" table:number-matrix-rows-spanned="6" table:formula="of:=ORG.APACHE.SIS.OPENOFFICE.REFERENCING.TRANSFORMPOINTS([.$B$2];[.$B$3];[.A13:.B18])" office:value-type="float" office:value="618109.910334081" calcext:value-type="float">
            <text:p>618 109,91</text:p>
          </table:table-cell>
          <table:table-cell table:style-name="ce86" office:value-type="float" office:value="289040.60539455" calcext:value-type="float">
            <text:p>289 040,61</text:p>
          </table:table-cell>
          <table:table-cell table:number-columns-repeated="252"/>
        </table:table-row>
        <table:table-row table:style-name="ro1">
          <table:table-cell table:style-name="ce6" table:formula="of:=-(21+35.837/60)" office:value-type="float" office:value="-21.5972833333333" calcext:value-type="float">
            <text:p>-21,597283</text:p>
          </table:table-cell>
          <table:table-cell table:style-name="ce15" table:formula="of:=168+6.45/60" office:value-type="float" office:value="168.1075" calcext:value-type="float">
            <text:p>168,107500</text:p>
          </table:table-cell>
          <table:table-cell table:style-name="ce86" office:value-type="float" office:value="618204.814220888" calcext:value-type="float">
            <text:p>618 204,81</text:p>
          </table:table-cell>
          <table:table-cell table:style-name="ce86" office:value-type="float" office:value="287758.626083918" calcext:value-type="float">
            <text:p>287 758,63</text:p>
          </table:table-cell>
          <table:table-cell table:number-columns-repeated="252"/>
        </table:table-row>
        <table:table-row table:style-name="ro1">
          <table:table-cell table:style-name="ce6" table:formula="of:=-(20+45.422/60)" office:value-type="float" office:value="-20.7570333333333" calcext:value-type="float">
            <text:p>-20,757033</text:p>
          </table:table-cell>
          <table:table-cell table:style-name="ce15" table:formula="of:=167+4.388/60" office:value-type="float" office:value="167.073133333333" calcext:value-type="float">
            <text:p>167,073133</text:p>
          </table:table-cell>
          <table:table-cell table:style-name="ce86" office:value-type="float" office:value="511750.378573274" calcext:value-type="float">
            <text:p>511 750,38</text:p>
          </table:table-cell>
          <table:table-cell table:style-name="ce86" office:value-type="float" office:value="381870.391049817" calcext:value-type="float">
            <text:p>381 870,39</text:p>
          </table:table-cell>
          <table:table-cell table:number-columns-repeated="252"/>
        </table:table-row>
        <table:table-row table:style-name="ro1">
          <table:table-cell table:style-name="ce6" table:formula="of:=-(20+45.629/60)" office:value-type="float" office:value="-20.7604833333333" calcext:value-type="float">
            <text:p>-20,760483</text:p>
          </table:table-cell>
          <table:table-cell table:style-name="ce15" table:formula="of:=167+5.599/60" office:value-type="float" office:value="167.093316666667" calcext:value-type="float">
            <text:p>167,093317</text:p>
          </table:table-cell>
          <table:table-cell table:style-name="ce86" office:value-type="float" office:value="513849.457946356" calcext:value-type="float">
            <text:p>513 849,46</text:p>
          </table:table-cell>
          <table:table-cell table:style-name="ce86" office:value-type="float" office:value="381473.881964426" calcext:value-type="float">
            <text:p>381 473,88</text:p>
          </table:table-cell>
          <table:table-cell table:number-columns-repeated="252"/>
        </table:table-row>
        <table:table-row table:style-name="ro1">
          <table:table-cell table:style-name="ce6" table:formula="of:=-(20+45.521/60)" office:value-type="float" office:value="-20.7586833333333" calcext:value-type="float">
            <text:p>-20,758683</text:p>
          </table:table-cell>
          <table:table-cell table:style-name="ce15" table:formula="of:=167+6.336/60" office:value-type="float" office:value="167.1056" calcext:value-type="float">
            <text:p>167,105600</text:p>
          </table:table-cell>
          <table:table-cell table:style-name="ce86" office:value-type="float" office:value="515129.936508412" calcext:value-type="float">
            <text:p>515 129,94</text:p>
          </table:table-cell>
          <table:table-cell table:style-name="ce86" office:value-type="float" office:value="381664.161648301" calcext:value-type="float">
            <text:p>381 664,16</text:p>
          </table:table-cell>
          <table:table-cell table:number-columns-repeated="252"/>
        </table:table-row>
        <table:table-row table:style-name="ro1">
          <table:table-cell table:style-name="ce6" table:formula="of:=-(20+46.641/60)" office:value-type="float" office:value="-20.77735" calcext:value-type="float">
            <text:p>-20,777350</text:p>
          </table:table-cell>
          <table:table-cell table:style-name="ce15" table:formula="of:=167+7.813/60" office:value-type="float" office:value="167.130216666667" calcext:value-type="float">
            <text:p>167,130217</text:p>
          </table:table-cell>
          <table:table-cell table:style-name="ce86" office:value-type="float" office:value="517678.369431576" calcext:value-type="float">
            <text:p>517 678,37</text:p>
          </table:table-cell>
          <table:table-cell table:style-name="ce86" office:value-type="float" office:value="379579.272055048" calcext:value-type="float">
            <text:p>379 579,27</text:p>
          </table:table-cell>
          <table:table-cell table:number-columns-repeated="252"/>
        </table:table-row>
        <table:table-row table:style-name="ro1">
          <table:table-cell/>
          <table:table-cell table:style-name="Default"/>
          <table:table-cell table:style-name="ce61" office:value-type="string" calcext:value-type="string">
            <text:p>Accuracy (m):</text:p>
          </table:table-cell>
          <table:table-cell table:style-name="ce63" table:formula="of:=ORG.APACHE.SIS.OPENOFFICE.REFERENCING.GETACCURACY([.$B$2];[.$B$3];[.A13:.B18])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2" table:number-rows-spanned="1">
            <text:p>Envelope given by min/max values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"/>
          <table:table-cell table:style-name="ce57" table:formula="of:=MIN([.C13:.C18])" office:value-type="float" office:value="511750.378573274" calcext:value-type="float">
            <text:p>511750,38</text:p>
          </table:table-cell>
          <table:table-cell table:style-name="ce57" table:formula="of:=MIN([.D13:.D18])" office:value-type="float" office:value="287758.626083918" calcext:value-type="float">
            <text:p>287758,63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57" table:formula="of:=MAX([.C13:.C18])" office:value-type="float" office:value="618204.814220888" calcext:value-type="float">
            <text:p>618204,81</text:p>
          </table:table-cell>
          <table:table-cell table:style-name="ce57" table:formula="of:=MAX([.D13:.D18])" office:value-type="float" office:value="381870.391049817" calcext:value-type="float">
            <text:p>381870,3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2" table:number-rows-spanned="1">
            <text:p>Envelope computed more accurately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"/>
          <table:table-cell table:style-name="ce57" table:number-matrix-columns-spanned="2" table:number-matrix-rows-spanned="2" table:formula="of:=ORG.APACHE.SIS.OPENOFFICE.REFERENCING.TRANSFORMENVELOPE([.B2];[.B3];[.A13:.B18])" office:value-type="float" office:value="511111.79774824" calcext:value-type="float">
            <text:p>511111,80</text:p>
          </table:table-cell>
          <table:table-cell table:style-name="ce57" office:value-type="float" office:value="287758.626083918" calcext:value-type="float">
            <text:p>287758,63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57" office:value-type="float" office:value="619458.879163725" calcext:value-type="float">
            <text:p>619458,88</text:p>
          </table:table-cell>
          <table:table-cell table:style-name="ce57" office:value-type="float" office:value="381870.391049817" calcext:value-type="float">
            <text:p>381870,39</text:p>
          </table:table-cell>
          <table:table-cell table:number-columns-repeated="252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ny CRS" table:style-name="ta1" table:print="false">
        <office:forms form:automatic-focus="false" form:apply-design-mode="false"/>
        <table:table-column table:style-name="co4" table:number-columns-repeated="6" table:default-cell-style-name="ce1"/>
        <table:table-column table:style-name="co2" table:number-columns-repeated="25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6" office:value-type="string" calcext:value-type="string" table:number-columns-spanned="4" table:number-rows-spanned="1">
            <text:p>Source CRS</text:p>
          </table:table-cell>
          <table:covered-table-cell table:number-columns-repeated="3"/>
          <table:table-cell table:style-name="ce36" office:value-type="string" calcext:value-type="string" table:number-columns-spanned="2" table:number-rows-spanned="1">
            <text:p>Source coordinates</text:p>
          </table:table-cell>
          <table:covered-table-cell table:style-name="ce40"/>
          <table:table-cell table:number-columns-repeated="250"/>
        </table:table-row>
        <table:table-row table:style-name="ro1">
          <table:table-cell table:style-name="ce27" office:value-type="string" calcext:value-type="string">
            <text:p>Code</text:p>
          </table:table-cell>
          <table:table-cell table:style-name="ce66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33"/>
          <table:table-cell table:style-name="ce67" table:formula="of:=ORG.APACHE.SIS.OPENOFFICE.REFERENCING.GETAXIS([.$A$4];1)" office:value-type="string" office:string-value="Latitude (°)" calcext:value-type="string">
            <text:p>Latitude (°)</text:p>
          </table:table-cell>
          <table:table-cell table:style-name="ce77" table:formula="of:=ORG.APACHE.SIS.OPENOFFICE.REFERENCING.GETAXIS([.$A$4];2)" office:value-type="string" office:string-value="Longitude (°)" calcext:value-type="string">
            <text:p>Longitude (°)</text:p>
          </table:table-cell>
          <table:table-cell table:number-columns-repeated="250"/>
        </table:table-row>
        <table:table-row table:style-name="ro1">
          <table:table-cell table:style-name="ce64" office:value-type="string" calcext:value-type="string">
            <text:p>EPSG:4326</text:p>
          </table:table-cell>
          <table:table-cell table:style-name="ce68" table:formula="of:=ORG.APACHE.SIS.OPENOFFICE.REFERENCING.GETNAME([.A4])" office:value-type="string" office:string-value="WGS 84" calcext:value-type="string" table:number-columns-spanned="3" table:number-rows-spanned="1">
            <text:p>WGS 84</text:p>
          </table:table-cell>
          <table:covered-table-cell table:style-name="ce68"/>
          <table:covered-table-cell table:style-name="ce72"/>
          <table:table-cell table:style-name="ce75" table:formula="of:=-(21+35.837/60)" office:value-type="float" office:value="-21.5972833333333" calcext:value-type="float">
            <text:p>-21,597283</text:p>
          </table:table-cell>
          <table:table-cell table:style-name="ce79" table:formula="of:=168+6.45/60" office:value-type="float" office:value="168.1075" calcext:value-type="float">
            <text:p>168,10750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26" office:value-type="string" calcext:value-type="string" table:number-columns-spanned="4" table:number-rows-spanned="1">
            <text:p>Target CRS</text:p>
          </table:table-cell>
          <table:covered-table-cell table:number-columns-repeated="3"/>
          <table:table-cell table:style-name="ce38" office:value-type="string" calcext:value-type="string" table:number-columns-spanned="2" table:number-rows-spanned="1">
            <text:p>Target coordinates</text:p>
          </table:table-cell>
          <table:covered-table-cell table:style-name="ce88"/>
          <table:table-cell table:number-columns-repeated="250"/>
        </table:table-row>
        <table:table-row table:style-name="ro1">
          <table:table-cell table:style-name="ce27" office:value-type="string" calcext:value-type="string">
            <text:p>Code</text:p>
          </table:table-cell>
          <table:table-cell table:style-name="ce66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33"/>
          <table:table-cell table:style-name="ce85" table:formula="of:=ORG.APACHE.SIS.OPENOFFICE.REFERENCING.GETAXIS([.A8];1)" office:value-type="string" office:string-value="Easting (m)" calcext:value-type="string">
            <text:p>Easting (m)</text:p>
          </table:table-cell>
          <table:table-cell table:style-name="ce85" table:formula="of:=ORG.APACHE.SIS.OPENOFFICE.REFERENCING.GETAXIS([.A8];2)" office:value-type="string" office:string-value="Northing (m)" calcext:value-type="string">
            <text:p>Northing (m)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2995</text:p>
          </table:table-cell>
          <table:table-cell table:style-name="ce31" table:formula="of:=ORG.APACHE.SIS.OPENOFFICE.REFERENCING.GETNAME([.A8])" office:value-type="string" office:string-value="IGN53 Mare / UTM zone 58S" calcext:value-type="string" table:number-columns-spanned="3" table:number-rows-spanned="1">
            <text:p>IGN53 Mare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8];[.$E$4:.$F$4])" office:value-type="float" office:value="822023.367157254" calcext:value-type="float">
            <text:p>822 023,37</text:p>
          </table:table-cell>
          <table:table-cell table:style-name="ce86" office:value-type="float" office:value="7608650.08871625" calcext:value-type="float">
            <text:p>7 608 650,09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2981</text:p>
          </table:table-cell>
          <table:table-cell table:style-name="ce31" table:formula="of:=ORG.APACHE.SIS.OPENOFFICE.REFERENCING.GETNAME([.A9])" office:value-type="string" office:string-value="IGN56 Lifou / UTM zone 58S" calcext:value-type="string" table:number-columns-spanned="3" table:number-rows-spanned="1">
            <text:p>IGN56 Lifou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9];[.$E$4:.$F$4])" office:value-type="float" office:value="822077.847714552" calcext:value-type="float">
            <text:p>822 077,85</text:p>
          </table:table-cell>
          <table:table-cell table:style-name="ce86" office:value-type="float" office:value="7608753.01377266" calcext:value-type="float">
            <text:p>7 608 753,01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3060</text:p>
          </table:table-cell>
          <table:table-cell table:style-name="ce31" table:formula="of:=ORG.APACHE.SIS.OPENOFFICE.REFERENCING.GETNAME([.A10])" office:value-type="string" office:string-value="IGN72 Grande Terre / UTM zone 58S" calcext:value-type="string" table:number-columns-spanned="3" table:number-rows-spanned="1">
            <text:p>IGN72 Grande Terre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0];[.$E$4:.$F$4])" office:value-type="float" office:value="821431.560423367" calcext:value-type="float">
            <text:p>821 431,56</text:p>
          </table:table-cell>
          <table:table-cell table:style-name="ce86" office:value-type="float" office:value="7608197.22826159" calcext:value-type="float">
            <text:p>7 608 197,23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2998</text:p>
          </table:table-cell>
          <table:table-cell table:style-name="ce31" table:formula="of:=ORG.APACHE.SIS.OPENOFFICE.REFERENCING.GETNAME([.A11])" office:value-type="string" office:string-value="NEA74 Noumea / UTM zone 58S" calcext:value-type="string" table:number-columns-spanned="3" table:number-rows-spanned="1">
            <text:p>NEA74 Noumea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1];[.$E$4:.$F$4])" office:value-type="float" office:value="821434.138574639" calcext:value-type="float">
            <text:p>821 434,14</text:p>
          </table:table-cell>
          <table:table-cell table:style-name="ce86" office:value-type="float" office:value="7608198.58701555" calcext:value-type="float">
            <text:p>7 608 198,59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2133</text:p>
          </table:table-cell>
          <table:table-cell table:style-name="ce31" table:formula="of:=ORG.APACHE.SIS.OPENOFFICE.REFERENCING.GETNAME([.A12])" office:value-type="string" office:string-value="NZGD2000 / UTM zone 58S" calcext:value-type="string" table:number-columns-spanned="3" table:number-rows-spanned="1">
            <text:p>NZGD2000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2];[.$E$4:.$F$4])" office:value-type="float" office:value="821772.306600965" calcext:value-type="float">
            <text:p>821 772,31</text:p>
          </table:table-cell>
          <table:table-cell table:style-name="ce86" office:value-type="float" office:value="7608533.05420769" calcext:value-type="float">
            <text:p>7 608 533,05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27258</text:p>
          </table:table-cell>
          <table:table-cell table:style-name="ce31" table:formula="of:=ORG.APACHE.SIS.OPENOFFICE.REFERENCING.GETNAME([.A13])" office:value-type="string" office:string-value="NZGD49 / UTM zone 58S" calcext:value-type="string" table:number-columns-spanned="3" table:number-rows-spanned="1">
            <text:p>NZGD49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3];[.$E$4:.$F$4])" office:value-type="float" office:value="821764.587589335" calcext:value-type="float">
            <text:p>821 764,59</text:p>
          </table:table-cell>
          <table:table-cell table:style-name="ce86" office:value-type="float" office:value="7608287.70532063" calcext:value-type="float">
            <text:p>7 608 287,71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2997</text:p>
          </table:table-cell>
          <table:table-cell table:style-name="ce31" table:formula="of:=ORG.APACHE.SIS.OPENOFFICE.REFERENCING.GETNAME([.A14])" office:value-type="string" office:string-value="ST71 Belep / UTM zone 58S" calcext:value-type="string" table:number-columns-spanned="3" table:number-rows-spanned="1">
            <text:p>ST71 Belep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4];[.$E$4:.$F$4])" office:value-type="float" office:value="821500.729958117" calcext:value-type="float">
            <text:p>821 500,73</text:p>
          </table:table-cell>
          <table:table-cell table:style-name="ce86" office:value-type="float" office:value="7608191.43402991" calcext:value-type="float">
            <text:p>7 608 191,43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2996</text:p>
          </table:table-cell>
          <table:table-cell table:style-name="ce31" table:formula="of:=ORG.APACHE.SIS.OPENOFFICE.REFERENCING.GETNAME([.A15])" office:value-type="string" office:string-value="ST84 Ile des Pins / UTM zone 58S" calcext:value-type="string" table:number-columns-spanned="3" table:number-rows-spanned="1">
            <text:p>ST84 Ile des Pins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5];[.$E$4:.$F$4])" office:value-type="float" office:value="821435.900651348" calcext:value-type="float">
            <text:p>821 435,90</text:p>
          </table:table-cell>
          <table:table-cell table:style-name="ce86" office:value-type="float" office:value="7608196.76391853" calcext:value-type="float">
            <text:p>7 608 196,76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3164</text:p>
          </table:table-cell>
          <table:table-cell table:style-name="ce31" table:formula="of:=ORG.APACHE.SIS.OPENOFFICE.REFERENCING.GETNAME([.A16])" office:value-type="string" office:string-value="ST87 Ouvea / UTM zone 58S" calcext:value-type="string" table:number-columns-spanned="3" table:number-rows-spanned="1">
            <text:p>ST87 Ouvea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6];[.$E$4:.$F$4])" office:value-type="float" office:value="821776.499944798" calcext:value-type="float">
            <text:p>821 776,50</text:p>
          </table:table-cell>
          <table:table-cell table:style-name="ce86" office:value-type="float" office:value="7608532.7327581" calcext:value-type="float">
            <text:p>7 608 532,73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32358</text:p>
          </table:table-cell>
          <table:table-cell table:style-name="ce31" table:formula="of:=ORG.APACHE.SIS.OPENOFFICE.REFERENCING.GETNAME([.A17])" office:value-type="string" office:string-value="WGS 72 / UTM zone 58S" calcext:value-type="string" table:number-columns-spanned="3" table:number-rows-spanned="1">
            <text:p>WGS 72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7];[.$E$4:.$F$4])" office:value-type="float" office:value="821756.177220214" calcext:value-type="float">
            <text:p>821 756,18</text:p>
          </table:table-cell>
          <table:table-cell table:style-name="ce86" office:value-type="float" office:value="7608529.93392812" calcext:value-type="float">
            <text:p>7 608 529,93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32558</text:p>
          </table:table-cell>
          <table:table-cell table:style-name="ce31" table:formula="of:=ORG.APACHE.SIS.OPENOFFICE.REFERENCING.GETNAME([.A18])" office:value-type="string" office:string-value="WGS 72BE / UTM zone 58S" calcext:value-type="string" table:number-columns-spanned="3" table:number-rows-spanned="1">
            <text:p>WGS 72BE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8];[.$E$4:.$F$4])" office:value-type="float" office:value="821748.74195934" calcext:value-type="float">
            <text:p>821 748,74</text:p>
          </table:table-cell>
          <table:table-cell table:style-name="ce86" office:value-type="float" office:value="7608532.51132801" calcext:value-type="float">
            <text:p>7 608 532,51</text:p>
          </table:table-cell>
          <table:table-cell table:number-columns-repeated="250"/>
        </table:table-row>
        <table:table-row table:style-name="ro1">
          <table:table-cell table:style-name="ce28" office:value-type="string" calcext:value-type="string">
            <text:p>EPSG:32758</text:p>
          </table:table-cell>
          <table:table-cell table:style-name="ce31" table:formula="of:=ORG.APACHE.SIS.OPENOFFICE.REFERENCING.GETNAME([.A19])" office:value-type="string" office:string-value="WGS 84 / UTM zone 58S" calcext:value-type="string" table:number-columns-spanned="3" table:number-rows-spanned="1">
            <text:p>WGS 84 / UTM zone 58S</text:p>
          </table:table-cell>
          <table:covered-table-cell table:style-name="ce34"/>
          <table:covered-table-cell table:style-name="ce35"/>
          <table:table-cell table:style-name="ce86" table:number-matrix-columns-spanned="2" table:number-matrix-rows-spanned="1" table:formula="of:=ORG.APACHE.SIS.OPENOFFICE.REFERENCING.TRANSFORMPOINTS([.$A$4];[.A19];[.$E$4:.$F$4])" office:value-type="float" office:value="821772.306601677" calcext:value-type="float">
            <text:p>821 772,31</text:p>
          </table:table-cell>
          <table:table-cell table:style-name="ce86" office:value-type="float" office:value="7608533.05420597" calcext:value-type="float">
            <text:p>7 608 533,05</text:p>
          </table:table-cell>
          <table:table-cell table:number-columns-repeated="250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side" style:family="table-cell" style:parent-style-name="Default">
      <style:text-properties fo:color="#b847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2:30:51.2473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MacOSX_X86_64 LibreOffice_project/6b8ed514a9f8b44d37a1b96673cbbdd077e24059</meta:generator>
    <meta:initial-creator>Martin Desruisseaux</meta:initial-creator>
    <meta:creation-date>2005-07-28T13:50:36</meta:creation-date>
    <dc:creator>Martin Desruisseaux</dc:creator>
    <dc:date>2017-11-13T12:47:33.648606000</dc:date>
    <dc:language>fr-FR</dc:language>
    <meta:editing-cycles>51</meta:editing-cycles>
    <meta:editing-duration>PT7H1M17S</meta:editing-duration>
    <meta:document-statistic meta:table-count="2" meta:cell-count="120" meta:object-count="0"/>
    <meta:user-defined meta:name="Info 1"/>
    <meta:user-defined meta:name="Info 2"/>
    <meta:user-defined meta:name="Info 3"/>
    <meta:user-defined meta:name="Info 4"/>
  </office:meta>
</office:document-meta>
</file>